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67c" officeooo:paragraph-rsid="0006a67c"/>
    </style:style>
    <style:style style:name="P2" style:family="paragraph" style:parent-style-name="Standard">
      <style:text-properties officeooo:rsid="0006e484" officeooo:paragraph-rsid="00074484"/>
    </style:style>
    <style:style style:name="P3" style:family="paragraph" style:parent-style-name="Standard">
      <style:text-properties officeooo:rsid="00074484" officeooo:paragraph-rsid="00074484"/>
    </style:style>
    <style:style style:name="P4" style:family="paragraph" style:parent-style-name="Standard">
      <style:text-properties officeooo:rsid="0008d977" officeooo:paragraph-rsid="0008d977"/>
    </style:style>
    <style:style style:name="P5" style:family="paragraph" style:parent-style-name="Standard">
      <style:text-properties officeooo:rsid="0008d977" officeooo:paragraph-rsid="0008d977"/>
    </style:style>
    <style:style style:name="P6" style:family="paragraph" style:parent-style-name="Standard">
      <style:text-properties officeooo:rsid="000905a6" officeooo:paragraph-rsid="000905a6"/>
    </style:style>
    <style:style style:name="P7" style:family="paragraph" style:parent-style-name="Standard">
      <style:text-properties officeooo:rsid="0006a67c" officeooo:paragraph-rsid="000905a6"/>
    </style:style>
    <style:style style:name="P8" style:family="paragraph" style:parent-style-name="Standard">
      <style:text-properties officeooo:rsid="00074484" officeooo:paragraph-rsid="000905a6"/>
    </style:style>
    <style:style style:name="P9" style:family="paragraph" style:parent-style-name="Standard">
      <style:text-properties officeooo:rsid="0009fba1" officeooo:paragraph-rsid="0009fba1"/>
    </style:style>
    <style:style style:name="P10" style:family="paragraph" style:parent-style-name="Standard">
      <style:text-properties officeooo:rsid="000cb2e6" officeooo:paragraph-rsid="000cb2e6"/>
    </style:style>
    <style:style style:name="P11" style:family="paragraph" style:parent-style-name="Standard">
      <style:text-properties officeooo:rsid="000cb2e6" officeooo:paragraph-rsid="000d0d7b"/>
    </style:style>
    <style:style style:name="P12" style:family="paragraph" style:parent-style-name="Standard">
      <style:text-properties officeooo:rsid="000d0d7b" officeooo:paragraph-rsid="000d0d7b"/>
    </style:style>
    <style:style style:name="P13" style:family="paragraph" style:parent-style-name="Standard">
      <style:text-properties officeooo:rsid="000daa70" officeooo:paragraph-rsid="000daa70"/>
    </style:style>
    <style:style style:name="P14" style:family="paragraph" style:parent-style-name="Standard">
      <style:text-properties officeooo:rsid="000daa70" officeooo:paragraph-rsid="000e30d5"/>
    </style:style>
    <style:style style:name="P15" style:family="paragraph" style:parent-style-name="Standard">
      <style:text-properties officeooo:rsid="000e30d5" officeooo:paragraph-rsid="000e30d5"/>
    </style:style>
    <style:style style:name="T1" style:family="text">
      <style:text-properties officeooo:rsid="0006e484"/>
    </style:style>
    <style:style style:name="T2" style:family="text">
      <style:text-properties officeooo:rsid="00074484"/>
    </style:style>
    <style:style style:name="T3" style:family="text">
      <style:text-properties officeooo:rsid="0008d977"/>
    </style:style>
    <style:style style:name="T4" style:family="text">
      <style:text-properties officeooo:rsid="000905a6"/>
    </style:style>
    <style:style style:name="T5" style:family="text">
      <style:text-properties officeooo:rsid="000b7ddb"/>
    </style:style>
    <style:style style:name="T6" style:family="text">
      <style:text-properties officeooo:rsid="000cb2e6"/>
    </style:style>
    <style:style style:name="T7" style:family="text">
      <style:text-properties officeooo:rsid="000d0d7b"/>
    </style:style>
    <style:style style:name="T8" style:family="text">
      <style:text-properties officeooo:rsid="000e30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1 Prise en main de l’environnement Linux</text:p>
      <text:p text:style-name="P1"/>
      <text:p text:style-name="P7">Ex01 : <text:span text:style-name="T4">Ok</text:span></text:p>
      <text:p text:style-name="P7">Ex02 : <text:span text:style-name="T4">Ok</text:span></text:p>
      <text:p text:style-name="P7">Ex03 : <text:span text:style-name="T4">Ok</text:span></text:p>
      <text:p text:style-name="P1">Ex04 : </text:p>
      <text:p text:style-name="P1">Absolu:</text:p>
      <text:p text:style-name="P1">cat /home/thomas/Dropbox/DUT/Info/Tps/Linux/TP1</text:p>
      <text:p text:style-name="P1">Relatif :</text:p>
      <text:p text:style-name="P1">cat presentation.txt</text:p>
      <text:p text:style-name="P1">Ex05 : Il ne se passe rien (le programme est en cours d’exécution)</text:p>
      <text:p text:style-name="P1">Avec ‘&amp;’ <text:s/>à la fin de la commande il est toujours possible d’entrer de nouvelles commandes</text:p>
      <text:p text:style-name="P1">Ex06 : <text:span text:style-name="T1">Fait. La commande ls -R permet de lister réccursivement les dossier/fichiers.</text:span></text:p>
      <text:p text:style-name="P2">Ex07 : <text:span text:style-name="T2">Le fichier .plan n’apparaît pas, en faisant ls -a le fichier .plan est de nouveau listé.</text:span></text:p>
      <text:p text:style-name="P3">Le dossier Test ne se supprime pas car il n’est pas vide. Pour forcerla suppression d’un dossier non vide il faut utiliser la commande rm avec l’argument -r (pour récursive).</text:p>
      <text:p text:style-name="P3">La commande mv fonctionne correctement pour les fichiers et les dossiers.</text:p>
      <text:p text:style-name="P3">Ex08 : ls /bin/k?????</text:p>
      <text:p text:style-name="P3">ls /usr/bin/*.so</text:p>
      <text:p text:style-name="P8">Ex09 : <text:span text:style-name="T4">Ok</text:span></text:p>
      <text:p text:style-name="P8">Ex10 : <text:span text:style-name="T4">Ok</text:span></text:p>
      <text:p text:style-name="P3">Ex11 : <text:span text:style-name="T3">ls –color</text:span></text:p>
      <text:p text:style-name="P4">Ex12 : rm -i fichier</text:p>
      <text:p text:style-name="P4">-i : “prompt before every removal”</text:p>
      <text:p text:style-name="P4">Ex13 : alias la="ls -a"</text:p>
      <text:p text:style-name="P4">Ex14 : alias rm="rm -i"</text:p>
      <text:p text:style-name="P4">Ex15 : Les alias ne sont plus présents après la fermeture du Terminal</text:p>
      <text:p text:style-name="P4">Ex16 : <text:span text:style-name="T4">Ok</text:span></text:p>
      <text:p text:style-name="P6">Ex17 : Ok</text:p>
      <text:p text:style-name="P9">Ex18 : Les liens symboliques sont juste des liens vers un autre fichier alors que les liens physiques sont exactement les mêmes fichiers.</text:p>
      <text:p text:style-name="P9">Le chmod sont les mêmes sur les liens physiques.</text:p>
      <text:p text:style-name="P9">(Pas sur)</text:p>
      <text:p text:style-name="P9">Ex19 : “<text:span text:style-name="T5">Permission denied.”</text:span></text:p>
      <text:p text:style-name="P10">Avec la permission d’execution ./essai.txt retourne un “permission denied”</text:p>
      <text:p text:style-name="P10">Avec un a.out et les mêmes permissions que le fichier essai.txt l’exécution fonctionne correctement.</text:p>
      <text:p text:style-name="P10">En rétablissant le droit en lecture, l’exécution ./essai.txt fonctionen bien.</text:p>
      <text:p text:style-name="P11">Ex20 : </text:p>
      <text:p text:style-name="P11"><text:span text:style-name="T7">1. </text:span>Ls : permission denied</text:p>
      <text:p text:style-name="P9">./<text:span text:style-name="T6">essai.txt: fonctionne bien</text:span></text:p>
      <text:p text:style-name="P10"><text:span text:style-name="T7">2. </text:span>echo "yo" &gt; nouveau retourne “Permission denied.”</text:p>
      <text:p text:style-name="P12">Malgré la permission write sur le dossier Test la modifiction du fichier “nouveau” retourne “Permission denied”</text:p>
      <text:p text:style-name="P12">3. Impossible de modifier, supprimer et lister les fichiers.</text:p>
      <text:p text:style-name="P12">Pour les permissions de dossier, la permission write permet à l’utilisateur de créer, renommer et supprimer les fichiers du répertoire. La permission read permet à l’utilisateur de lister la liste des fichiers du répertoire. La permission execute permet à l’utilisateur d’entrer et d’avoir accès aux fichiers et aux répertoires.</text:p>
      <text:p text:style-name="P13">Ex21 : 1. chmod 754 essai.txt</text:p>
      <text:p text:style-name="P13">2. et 3. (J’utile mon PC en local qui n’est pas sur le réseau de l’établissement)</text:p>
      <text:p text:style-name="P14">Ex21 : 1. <text:span text:style-name="T8">umask 077</text:span></text:p>
      <text:p text:style-name="P15">2. umask 500</text:p>
      <text:p text:style-name="P15"><text:soft-page-break/>3. umask 037</text:p>
      <text:p text:style-name="P12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28:37.704733283</meta:creation-date>
    <dc:date>2016-09-26T17:16:48.573946272</dc:date>
    <meta:editing-duration>PT29M4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79" meta:character-count="2236" meta:non-whitespace-character-count="1900"/>
  </office:meta>
</office:document-meta>
</file>